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184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4.316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1">
            <text:p>0710 <text:s/>93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2">
            <text:p>0710 <text:s/>93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2">
            <text:p>0710 <text:s/>93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2">
            <text:p>0710 <text:s/>93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4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4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4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4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4">
            <text:p>0710 <text:s/>9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6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6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6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6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6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7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7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7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8">
            <text:p>0710 <text:s/>9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8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8">
            <text:p>0710 <text:s/>9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69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1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1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1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2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2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2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3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3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3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3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4">
            <text:p>0710 <text:s/>9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5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5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5">
            <text:p>0710 <text:s/>93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6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7">
            <text:p>0710 <text:s/>9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7">
            <text:p>0710 <text:s/>9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7">
            <text:p>0710 <text:s/>93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7">
            <text:p>0710 <text:s/>9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8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8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8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0T09:38:22.79">
            <text:p>0710 <text:s/>93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0T09:38:22.79">
            <text:p>2021/7/10 9:3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0T09:38:22.79">
            <text:p>0710 <text:s/>938</text:p>
          </table:table-cell>
          <table:table-cell table:style-name="ce7" table:formula="of:=NOW()" office:value-type="date" office:date-value="2021-07-10T09:38:22.79">
            <text:p>0710 <text:s/>93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0T09:38:22.79">
            <text:p>0710 <text:s/>93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19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7">
            <text:p>0710 <text:s/>93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8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8">
            <text:p>0710 <text:s/>93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8">
            <text:p>0710 <text:s/>93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8" office:value-type="string">
            <text:p>tầng này là rộng. / bức tường đó là cao. / cái xô này là nặng.</text:p>
          </table:table-cell>
          <table:table-cell table:style-name="ce19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8">
            <text:p>0710 <text:s/>93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9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ósmy lipca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9">
            <text:p>0710 <text:s/>93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89">
            <text:p>0710 <text:s/>9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من من تموز.</text:p>
          </table:table-cell>
          <table:table-cell table:style-name="ce19"/>
          <table:table-cell table:style-name="ce19" office:value-type="string">
            <text:p>it was thursday, the eighth of july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هشتم ماه ژوئیه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">
            <text:p>0710 <text:s/>9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</text:p>
          </table:table-cell>
          <table:table-cell table:style-name="ce19" office:value-type="string">
            <text:p>fi'l'aamisi</text:p>
          </table:table-cell>
          <table:table-cell table:style-name="ce19" office:value-type="string">
            <text:p>I did not buy, yesterday.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">
            <text:p>0710 <text:s/>9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 قهوه می نوشم</text:p>
          </table:table-cell>
          <table:table-cell table:style-name="ce19" office:value-type="string">
            <text:p>qafve / miy'nuwsham[drink</text:p>
          </table:table-cell>
          <table:table-cell table:style-name="ce19" office:value-type="string">
            <text:p>I drank coffee yesterday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">
            <text:p>0710 <text:s/>9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8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">
            <text:p>0710 <text:s/>93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8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19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2">
            <text:p>0710 <text:s/>93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iątek, dziewiąty lipca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3">
            <text:p>0710 <text:s/>93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3">
            <text:p>0710 <text:s/>93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3">
            <text:p>0710 <text:s/>9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تاسع من تموز.</text:p>
          </table:table-cell>
          <table:table-cell table:style-name="ce19"/>
          <table:table-cell table:style-name="ce19" office:value-type="string">
            <text:p>it was friday, the ninth of july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نهم ماه ژوئیه بود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 / ذهبت إلى الحديقة فقط.</text:p>
          </table:table-cell>
          <table:table-cell table:style-name="ce19" office:value-type="string">
            <text:p>faqa[just</text:p>
          </table:table-cell>
          <table:table-cell table:style-name="ce19" office:value-type="string">
            <text:p>i only went to the park.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ديروز، من دوباره قهوه می نوشم. / من هم چای می نوشم.</text:p>
          </table:table-cell>
          <table:table-cell table:style-name="ce19" office:value-type="string">
            <text:p>ham[also / chaay[tea</text:p>
          </table:table-cell>
          <table:table-cell table:style-name="ce19" office:value-type="string">
            <text:p>yesterday i drank coffee again.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0">
            <text:p>3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1">
            <text:p>3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3">
            <text:p>3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4">
            <text:p>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0T09:38:19.93">
            <text:p>0710 <text:s/>93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0T09:38:19.92">
            <text:p>0710 <text:s/>93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0T09:38:22.94">
            <text:p>0710 <text:s/>938</text:p>
          </table:table-cell>
          <table:table-cell table:style-name="ce7" table:formula="of:=NOW()" office:value-type="date" office:date-value="2021-07-10T09:38:22.94">
            <text:p>0710 <text:s/>93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0T09:38:22.94">
            <text:p>0710 <text:s/>93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0">2021/07/10</text:date>, <text:time>09:3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0T09:38:22.29</dc:date>
    <dc:creator>iwabuchi ken</dc:creator>
    <meta:editing-duration>P4DT11H13M31S</meta:editing-duration>
    <meta:editing-cycles>662</meta:editing-cycles>
    <meta:generator>OpenOffice/4.1.3$Win32 OpenOffice.org_project/413m1$Build-9783</meta:generator>
    <meta:document-statistic meta:table-count="2" meta:cell-count="642" meta:object-count="0"/>
  </office:meta>
</office:document-meta>
</file>